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system" style:font-pitch="variable" svg:panose-1="2 7 4 9 2 2 5 2 4 4"/>
    <style:font-face style:name="Symbol" style:font-charset="x-symbol" svg:font-family="Symbol" style:font-family-generic="roman" style:font-pitch="variable" svg:panose-1="5 5 1 2 1 7 6 2 5 7"/>
  </office:font-face-decls>
  <office:automatic-styles>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style style:name="P1" style:parent-style-name="Heading1" style:master-page-name="MP0" style:family="paragraph">
      <style:paragraph-properties fo:break-before="page"/>
    </style:style>
  </office:automatic-styles>
  <office:body>
    <office:text text:use-soft-page-breaks="true">
      <text:h text:style-name="P1" text:outline-level="1">Comprehensive QA Test Summary Report</text:h>
      <text:h text:style-name="Heading2" text:outline-level="2">Executive Summary</text:h>
      <text:p text:style-name="Normal">This Quality Assurance report provides a comprehensive analysis of all manual test cases executed across multiple functional areas of the AutomationExercise platform. The report combines findings from account deletion, authentication, cart operations, category browsing, product management, contact form, and additional functional modules. The report reflects high‑level quality performance, identifies critical defects, and provides actionable recommendations.</text:p>
      <text:h text:style-name="Heading2" text:outline-level="2">Scope &amp; Objectives</text:h>
      <text:p text:style-name="Normal">- Validate core functional modules of AutomationExercise.com including Login, Signup, Delete Account, Contact Us, Cart, Categories, and Product features.</text:p>
      <text:p text:style-name="Normal">- Identify inconsistencies, defects, usability issues, and system risks.</text:p>
      <text:p text:style-name="Normal">- Evaluate application behavior under valid, invalid, and edge-case scenarios.</text:p>
      <text:p text:style-name="Normal">- Ensure alignment with expected functional requirements.</text:p>
      <text:p text:style-name="Normal">- Provide development teams with detailed defect insights for improvement.</text:p>
      <text:h text:style-name="Heading2" text:outline-level="2">Test Methodology</text:h>
      <text:p text:style-name="Normal">The manual testing approach included:</text:p>
      <text:p text:style-name="Normal">- Functional testing</text:p>
      <text:p text:style-name="Normal">- UI/UX validation</text:p>
      <text:p text:style-name="Normal">- Negative testing</text:p>
      <text:p text:style-name="Normal">- Boundary value testing</text:p>
      <text:p text:style-name="Normal">- Exploratory testing</text:p>
      <text:p text:style-name="Normal">Test cases were derived from requirement analysis and practical workflow scenarios.</text:p>
      <text:h text:style-name="Heading2" text:outline-level="2">Test Environment</text:h>
      <text:p text:style-name="Normal">Platform: AutomationExercise.com</text:p>
      <text:p text:style-name="Normal">Browser: Chrome Latest Version</text:p>
      <text:p text:style-name="Normal">OS: Windows 10</text:p>
      <text:p text:style-name="Normal">Test Type: Manual</text:p>
      <text:soft-page-break/>
      <text:p text:style-name="Normal">Testers: Salma, Esraa, Ahmed, AbdElrhman, Mariam<text:s/></text:p>
      <text:h text:style-name="Heading2" text:outline-level="2">Overall Execution Statistics</text:h>
      <text:p text:style-name="Normal">Total Test Cases: 30 (Delete &amp; Contact) + additional test cases from authentication, cart, and product modules.</text:p>
      <text:p text:style-name="Normal">Pass: Majority of test cases passed successfully.</text:p>
      <text:p text:style-name="Normal">Fail: Critical and High severity failures identified.</text:p>
      <text:p text:style-name="Normal">Not Executed: DB validation tests where backend access was unavailable.</text:p>
      <text:h text:style-name="Heading2" text:outline-level="2">Feature-wise Summary</text:h>
      <text:p text:style-name="Normal">1. Delete Account:</text:p>
      <text:p text:style-name="Normal">- Major issues detected: Missing confirmation popup, immediate deletion.</text:p>
      <text:p text:style-name="Normal">- Session invalidation &amp; redirect behavior working as expected.</text:p>
      <text:p text:style-name="Normal"/>
      <text:p text:style-name="Normal">2. Contact Us:</text:p>
      <text:p text:style-name="Normal">- Subject &amp; Message fields missing required validation.</text:p>
      <text:p text:style-name="Normal">- Email validation functional.</text:p>
      <text:p text:style-name="Normal">- Successful submission confirmed.</text:p>
      <text:p text:style-name="Normal"/>
      <text:p text:style-name="Normal">3. Signup &amp; Login:</text:p>
      <text:p text:style-name="Normal">- Most flows validated successfully.</text:p>
      <text:p text:style-name="Normal">- Negative scenarios behaved correctly.</text:p>
      <text:p text:style-name="Normal"/>
      <text:p text:style-name="Normal">4. Cart &amp; Product Modules:</text:p>
      <text:p text:style-name="Normal">- Cart updated correctly.</text:p>
      <text:p text:style-name="Normal">- Some category filtering inconsistencies detected.</text:p>
      <text:h text:style-name="Heading2" text:outline-level="2">Defect Summary</text:h>
      <text:p text:style-name="Normal">Critical Defects:</text:p>
      <text:p text:style-name="Normal">- Account deletion occurs without confirmation.</text:p>
      <text:p text:style-name="Normal">- Immediate account removal without user approval.</text:p>
      <text:p text:style-name="Normal"/>
      <text:p text:style-name="Normal">High Severity Defects:</text:p>
      <text:p text:style-name="Normal">- Contact Us: Subject not required.</text:p>
      <text:p text:style-name="Normal">- Contact Us: Message not required.</text:p>
      <text:p text:style-name="Normal"/>
      <text:p text:style-name="Normal">Medium &amp; Low Severity:</text:p>
      <text:p text:style-name="Normal">- Minor UI inconsistencies.</text:p>
      <text:p text:style-name="Normal">- Filter and category mismatches.</text:p>
      <text:h text:style-name="Heading2" text:outline-level="2">Risk Analysis</text:h>
      <text:p text:style-name="Normal">High Risks:</text:p>
      <text:p text:style-name="Normal">- Automatic Account Deletion → Security + UX issue.</text:p>
      <text:p text:style-name="Normal">- Contact form accepts incomplete data → Data integrity risk.</text:p>
      <text:p text:style-name="Normal"/>
      <text:p text:style-name="Normal">Medium Risks:</text:p>
      <text:p text:style-name="Normal">- Category misalignment → User confusion.</text:p>
      <text:p text:style-name="Normal"/>
      <text:p text:style-name="Normal">Low Risks:</text:p>
      <text:p text:style-name="Normal">- Minor UI display issues.</text:p>
      <text:h text:style-name="Heading2" text:outline-level="2">Recommendations</text:h>
      <text:p text:style-name="Normal">- Implement confirmation workflow for account deletion.</text:p>
      <text:p text:style-name="Normal">- Enforce required-field validation for contact form.</text:p>
      <text:p text:style-name="Normal">- Improve error handling and form feedback.</text:p>
      <text:p text:style-name="Normal">- Enhance category filtering logic.</text:p>
      <text:p text:style-name="Normal">- Add backend validation for better data integrity.</text:p>
      <text:p text:style-name="Normal">- Introduce audit logging for sensitive actions.</text:p>
      <text:h text:style-name="Heading2" text:outline-level="2">Conclusion</text:h>
      <text:p text:style-name="Normal">The overall system demonstrates good functional stability but requires significant improvements in critical areas. This report provides a clear roadmap for fixing defects to enhance user experience, data integrity, and platform reliability. The testing executed by Salma and other QA team members contributed to a complete evaluation of the system across major modul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mbria" svg:font-family="Cambria" style:font-family-generic="roman" style:font-pitch="variable" svg:panose-1="2 4 5 3 5 4 6 3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svg:font-family="Courier" style:font-family-generic="system" style:font-pitch="variable" svg:panose-1="2 7 4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mbria"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libri" style:font-name-asian="MS Gothic"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color="#4F81BD" fo:hyphenate="false"/>
    </style:style>
    <style:style style:name="Heading4" style:display-name="Heading 4" style:family="paragraph" style:parent-style-name="Normal" style:next-style-name="Normal" style:default-outline-level="4">
      <style:paragraph-properties fo:keep-with-next="always" fo:keep-together="always" fo:margin-top="0.1388in" fo:margin-bottom="0in"/>
      <style:text-properties style:font-name="Calibri" style:font-name-asian="MS Gothic" style:font-name-complex="Times New Roman" fo:font-weight="bold" style:font-weight-asian="bold" style:font-weight-complex="bold" fo:font-style="italic" style:font-style-asian="italic" style:font-style-complex="italic" fo:color="#4F81BD" fo:hyphenate="false"/>
    </style:style>
    <style:style style:name="Heading5" style:display-name="Heading 5" style:family="paragraph" style:parent-style-name="Normal" style:next-style-name="Normal" style:default-outline-level="5">
      <style:paragraph-properties fo:keep-with-next="always" fo:keep-together="always" fo:margin-top="0.1388in" fo:margin-bottom="0in"/>
      <style:text-properties style:font-name="Calibri" style:font-name-asian="MS Gothic" style:font-name-complex="Times New Roman" fo:color="#243F60" fo:hyphenate="false"/>
    </style:style>
    <style:style style:name="Heading6" style:display-name="Heading 6" style:family="paragraph" style:parent-style-name="Normal" style:next-style-name="Normal" style:default-outline-level="6">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243F60" fo:hyphenate="false"/>
    </style:style>
    <style:style style:name="Heading7" style:display-name="Heading 7" style:family="paragraph" style:parent-style-name="Normal" style:next-style-name="Normal" style:default-outline-level="7">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04040" fo:hyphenate="false"/>
    </style:style>
    <style:style style:name="Heading8" style:display-name="Heading 8" style:family="paragraph" style:parent-style-name="Normal" style:next-style-name="Normal" style:default-outline-level="8">
      <style:paragraph-properties fo:keep-with-next="always" fo:keep-together="always" fo:margin-top="0.1388in" fo:margin-bottom="0in"/>
      <style:text-properties style:font-name="Calibri" style:font-name-asian="MS Gothic" style:font-name-complex="Times New Roman" fo:color="#4F81BD"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1388in" fo:margin-bottom="0in"/>
      <style:text-properties style:font-name="Calibri" style:font-name-asian="MS Gothic"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oSpacing" style:display-name="No Spacing" style:family="paragraph">
      <style:paragraph-properties fo:margin-bottom="0in" fo:line-height="100%"/>
      <style:text-properties fo:hyphenate="false"/>
    </style:style>
    <style:style style:name="Heading1Char" style:display-name="Heading 1 Char" style:family="text" style:parent-style-name="DefaultParagraphFont">
      <style:text-properties style:font-name="Calibri" style:font-name-asian="MS Gothic"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libri" style:font-name-asian="MS Gothic" style:font-name-complex="Times New Roman" fo:font-weight="bold" style:font-weight-asian="bold" style:font-weight-complex="bold" fo:color="#4F81BD" fo:font-size="13pt" style:font-size-asian="13pt" style:font-size-complex="13pt"/>
    </style:style>
    <style:style style:name="Heading3Char" style:display-name="Heading 3 Char" style:family="text" style:parent-style-name="DefaultParagraphFont">
      <style:text-properties style:font-name="Calibri" style:font-name-asian="MS Gothic" style:font-name-complex="Times New Roman" fo:font-weight="bold" style:font-weight-asian="bold" style:font-weight-complex="bold" fo:color="#4F81BD"/>
    </style:style>
    <style:style style:name="Title" style:display-name="Titl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libri" style:font-name-asian="MS Gothic" style:font-name-complex="Times New Roman" fo:color="#17365D" fo:letter-spacing="0.0034in" style:letter-kerning="true" fo:font-size="26pt" style:font-size-asian="26pt" style:font-size-complex="26pt" fo:hyphenate="false"/>
    </style:style>
    <style:style style:name="TitleChar" style:display-name="Title Char" style:family="text" style:parent-style-name="DefaultParagraphFont">
      <style:text-properties style:font-name="Calibri" style:font-name-asian="MS Gothic" style:font-name-complex="Times New Roman" fo:color="#17365D" fo:letter-spacing="0.0034in" style:letter-kerning="true" fo:font-size="26pt" style:font-size-asian="26pt" style:font-size-complex="26pt"/>
    </style:style>
    <style:style style:name="Subtitle" style:display-name="Subtitle" style:family="paragraph" style:parent-style-name="Normal" style:next-style-name="Normal">
      <style:text-properties style:font-name="Calibri" style:font-name-asian="MS Gothic" style:font-name-complex="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libri" style:font-name-asian="MS Gothic" style:font-name-complex="Times New Roman" fo:font-style="italic" style:font-style-asian="italic" style:font-style-complex="italic" fo:color="#4F81BD" fo:letter-spacing="0.0104in"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BodyText2" style:display-name="Body Text 2" style:family="paragraph" style:parent-style-name="Normal">
      <style:paragraph-properties fo:margin-bottom="0.0833in" fo:line-height="200%"/>
      <style:text-properties fo:hyphenate="false"/>
    </style:style>
    <style:style style:name="BodyText2Char" style:display-name="Body Text 2 Char" style:family="text" style:parent-style-name="DefaultParagraphFont"/>
    <style:style style:name="BodyText3" style:display-name="Body Text 3" style:family="paragraph" style:parent-style-name="Normal">
      <style:paragraph-properties fo:margin-bottom="0.0833in"/>
      <style:text-properties fo:font-size="8pt" style:font-size-asian="8pt" style:font-size-complex="8pt" fo:hyphenate="false"/>
    </style:style>
    <style:style style:name="BodyText3Char" style:display-name="Body Text 3 Char" style:family="text" style:parent-style-name="DefaultParagraphFont">
      <style:text-properties fo:font-size="8pt" style:font-size-asian="8pt" style:font-size-complex="8pt"/>
    </style:style>
    <style:style style:name="List" style:display-name="List" style:family="paragraph" style:parent-style-name="Normal">
      <style:paragraph-properties fo:margin-left="0.25in" fo:text-indent="-0.25in">
        <style:tab-stops/>
      </style:paragraph-properties>
      <style:text-properties fo:hyphenate="false"/>
    </style:style>
    <style:style style:name="List2" style:display-name="List 2" style:family="paragraph" style:parent-style-name="Normal">
      <style:paragraph-properties fo:margin-left="0.5in" fo:text-indent="-0.25in">
        <style:tab-stops/>
      </style:paragraph-properties>
      <style:text-properties fo:hyphenate="false"/>
    </style:style>
    <style:style style:name="List3" style:display-name="List 3" style:family="paragraph" style:parent-style-name="Normal">
      <style:paragraph-properties fo:margin-left="0.75in" fo:text-indent="-0.25in">
        <style:tab-stops/>
      </style:paragraph-properties>
      <style:text-properties fo:hyphenate="false"/>
    </style:style>
    <style:style style:name="ListBullet" style:display-name="List Bullet" style:family="paragraph" style:parent-style-name="Normal" style:list-style-name="LFO1">
      <style:text-properties fo:hyphenate="false"/>
    </style:style>
    <style:style style:name="ListBullet2" style:display-name="List Bullet 2" style:family="paragraph" style:parent-style-name="Normal" style:list-style-name="LFO2">
      <style:text-properties fo:hyphenate="false"/>
    </style:style>
    <style:style style:name="ListBullet3" style:display-name="List Bullet 3" style:family="paragraph" style:parent-style-name="Normal" style:list-style-name="LFO3">
      <style:text-properties fo:hyphenate="false"/>
    </style:style>
    <style:style style:name="ListNumber" style:display-name="List Number" style:family="paragraph" style:parent-style-name="Normal" style:list-style-name="LFO5">
      <style:text-properties fo:hyphenate="false"/>
    </style:style>
    <style:style style:name="ListNumber2" style:display-name="List Number 2" style:family="paragraph" style:parent-style-name="Normal" style:list-style-name="LFO6">
      <style:text-properties fo:hyphenate="false"/>
    </style:style>
    <style:style style:name="ListNumber3" style:display-name="List Number 3" style:family="paragraph" style:parent-style-name="Normal" style:list-style-name="LFO7">
      <style:text-properties fo:hyphenate="false"/>
    </style:style>
    <style:style style:name="ListContinue" style:display-name="List Continue" style:family="paragraph" style:parent-style-name="Normal">
      <style:paragraph-properties fo:margin-bottom="0.0833in" fo:margin-left="0.25in">
        <style:tab-stops/>
      </style:paragraph-properties>
      <style:text-properties fo:hyphenate="false"/>
    </style:style>
    <style:style style:name="ListContinue2" style:display-name="List Continue 2" style:family="paragraph" style:parent-style-name="Normal">
      <style:paragraph-properties fo:margin-bottom="0.0833in" fo:margin-left="0.5in">
        <style:tab-stops/>
      </style:paragraph-properties>
      <style:text-properties fo:hyphenate="false"/>
    </style:style>
    <style:style style:name="ListContinue3" style:display-name="List Continue 3" style:family="paragraph" style:parent-style-name="Normal">
      <style:paragraph-properties fo:margin-bottom="0.0833in" fo:margin-left="0.75in">
        <style:tab-stops/>
      </style:paragraph-properties>
      <style:text-properties fo:hyphenate="false"/>
    </style:style>
    <style:style style:name="MacroText" style:display-name="Macro Text" style:family="paragraph">
      <style:paragraph-properties>
        <style:tab-stops>
          <style:tab-stop style:type="left" style:position="0.4in"/>
          <style:tab-stop style:type="left" style:position="0.8in"/>
          <style:tab-stop style:type="left" style:position="1.2in"/>
          <style:tab-stop style:type="left" style:position="1.6in"/>
          <style:tab-stop style:type="left" style:position="2in"/>
          <style:tab-stop style:type="left" style:position="2.4in"/>
          <style:tab-stop style:type="left" style:position="2.8in"/>
        </style:tab-stops>
      </style:paragraph-properties>
      <style:text-properties style:font-name="Courier" fo:font-size="10pt" style:font-size-asian="10pt" style:font-size-complex="10pt" fo:hyphenate="false"/>
    </style:style>
    <style:style style:name="MacroTextChar" style:display-name="Macro Text Char" style:family="text" style:parent-style-name="DefaultParagraphFont">
      <style:text-properties style:font-name="Courier" fo:font-size="10pt" style:font-size-asian="10pt" style:font-size-complex="10pt"/>
    </style:style>
    <style:style style:name="Quote" style:display-name="Quote" style:family="paragraph" style:parent-style-name="Normal" style:next-style-name="Normal">
      <style:text-properties fo:font-style="italic" style:font-style-asian="italic" style:font-style-complex="italic" fo:color="#000000" fo:hyphenate="false"/>
    </style:style>
    <style:style style:name="QuoteChar" style:display-name="Quote Char" style:family="text" style:parent-style-name="DefaultParagraphFont">
      <style:text-properties fo:font-style="italic" style:font-style-asian="italic" style:font-style-complex="italic" fo:color="#000000"/>
    </style:style>
    <style:style style:name="Heading4Char" style:display-name="Heading 4 Char" style:family="text" style:parent-style-name="DefaultParagraphFont">
      <style:text-properties style:font-name="Calibri" style:font-name-asian="MS Gothic" style:font-name-complex="Times New Roman" fo:font-weight="bold" style:font-weight-asian="bold" style:font-weight-complex="bold" fo:font-style="italic" style:font-style-asian="italic" style:font-style-complex="italic" fo:color="#4F81BD"/>
    </style:style>
    <style:style style:name="Heading5Char" style:display-name="Heading 5 Char" style:family="text" style:parent-style-name="DefaultParagraphFont">
      <style:text-properties style:font-name="Calibri" style:font-name-asian="MS Gothic" style:font-name-complex="Times New Roman" fo:color="#243F60"/>
    </style:style>
    <style:style style:name="Heading6Char" style:display-name="Heading 6 Char" style:family="text" style:parent-style-name="DefaultParagraphFont">
      <style:text-properties style:font-name="Calibri" style:font-name-asian="MS Gothic" style:font-name-complex="Times New Roman" fo:font-style="italic" style:font-style-asian="italic" style:font-style-complex="italic" fo:color="#243F60"/>
    </style:style>
    <style:style style:name="Heading7Char" style:display-name="Heading 7 Char" style:family="text" style:parent-style-name="DefaultParagraphFont">
      <style:text-properties style:font-name="Calibri" style:font-name-asian="MS Gothic" style:font-name-complex="Times New Roman" fo:font-style="italic" style:font-style-asian="italic" style:font-style-complex="italic" fo:color="#404040"/>
    </style:style>
    <style:style style:name="Heading8Char" style:display-name="Heading 8 Char" style:family="text" style:parent-style-name="DefaultParagraphFont">
      <style:text-properties style:font-name="Calibri" style:font-name-asian="MS Gothic" style:font-name-complex="Times New Roman" fo:color="#4F81BD" fo:font-size="10pt" style:font-size-asian="10pt" style:font-size-complex="10pt"/>
    </style:style>
    <style:style style:name="Heading9Char" style:display-name="Heading 9 Char" style:family="text" style:parent-style-name="DefaultParagraphFont">
      <style:text-properties style:font-name="Calibri" style:font-name-asian="MS Gothic" style:font-name-complex="Times New Roman" fo:font-style="italic" style:font-style-asian="italic" style:font-style-complex="italic" fo:color="#404040"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color="#4F81BD" fo:font-size="9pt" style:font-size-asian="9pt" style:font-size-complex="9pt"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IntenseQuote" style:display-name="Intense Quot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IntenseQuoteChar" style:display-name="Intense Quote Char" style:family="text" style:parent-style-name="DefaultParagraphFont">
      <style:text-properties fo:font-weight="bold" style:font-weight-asian="bold" style:font-weight-complex="bold" fo:font-style="italic" style:font-style-asian="italic" style:font-style-complex="italic" fo:color="#4F81BD"/>
    </style:style>
    <style:style style:name="SubtleEmphasis" style:display-name="Subtle Emphasis" style:family="text" style:parent-style-name="DefaultParagraphFont">
      <style:text-properties fo:font-style="italic" style:font-style-asian="italic" style:font-style-complex="italic" fo:color="#808080"/>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fo:color="#4F81BD"/>
    </style:style>
    <style:style style:name="SubtleReference" style:display-name="Subtle Reference" style:family="text" style:parent-style-name="DefaultParagraphFont">
      <style:text-properties fo:font-variant="small-caps" fo:color="#C0504D" style:text-underline-type="single" style:text-underline-style="solid" style:text-underline-width="auto" style:text-underline-mode="continuous"/>
    </style:style>
    <style:style style:name="IntenseReference" style:display-name="Intense Reference" style:family="text" style:parent-style-name="DefaultParagraphFon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BookTitle" style:display-name="Book Title" style:family="text" style:parent-style-name="DefaultParagraphFont">
      <style:text-properties fo:font-weight="bold" style:font-weight-asian="bold" style:font-weight-complex="bold" fo:font-variant="small-caps" fo:letter-spacing="0.0034in"/>
    </style:style>
    <style:style style:name="TOCHeading" style:display-name="TOC Heading" style:family="paragraph" style:parent-style-name="Heading1"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style>
    <style:style style:name="WW_CharLFO4LVL1" style:family="text">
      <style:text-properties style:font-name="Symbol"/>
    </style: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style:default-page-layout>
      <style:page-layout-properties style:layout-grid-standard-mode="true"/>
    </style:default-page-layout>
    <style:default-style style:family="graphic">
      <style:graphic-properties draw:fill="gradient" draw:fill-gradient-name="a0" draw:stroke="solid" svg:stroke-width="0.01042in" svg:stroke-color="#4a7ebb" svg:stroke-opacity="100%" svg:stroke-linecap="butt" draw:shadow="visible" draw:shadow-offset-x="0in" draw:shadow-offset-y="0.02515in" draw:shadow-color="#000000" draw:shadow-opacity="35%"/>
    </style:default-style>
    <draw:gradient draw:name="a0" draw:style="linear" draw:angle="1800" draw:start-color="#3f80cd" draw:end-color="#9bc1ff" draw:start-intensity="100%" draw:end-intensity="100%"/>
  </office:styles>
  <office:automatic-styles>
    <text:list-style style:name="LFO4">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style>
    <text:list-style style:name="LFO8">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style>
    <text:list-style style:name="LFO9">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generated by python-docx</dc:description>
    <dc:subject/>
    <meta:initial-creator>python-docx</meta:initial-creator>
    <dc:creator>مريم اسامه جعفر ابو الحمد</dc:creator>
    <meta:creation-date>2025-11-14T09:21:00Z</meta:creation-date>
    <dc:date>2025-11-14T09:21:00Z</dc:date>
    <meta:template xlink:href="Normal.dotm" xlink:type="simple"/>
    <meta:editing-cycles>2</meta:editing-cycles>
    <meta:editing-duration>PT0S</meta:editing-duration>
    <meta:document-statistic meta:page-count="1" meta:paragraph-count="6" meta:word-count="515" meta:character-count="3451" meta:row-count="24" meta:non-whitespace-character-count="2942"/>
  </office:meta>
</office:document-meta>
</file>